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013in" style:use-optimal-column-width="false"/>
    </style:style>
    <style:style style:name="TableColumn3" style:family="table-column">
      <style:table-column-properties style:column-width="5.9645in" style:use-optimal-column-width="false"/>
    </style:style>
    <style:style style:name="Table1" style:family="table" style:master-page-name="MP0">
      <style:table-properties style:width="6.9659in" fo:margin-left="0.01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6" style:parent-style-name="Standard" style:family="paragraph">
      <style:paragraph-properties fo:break-before="page" fo:line-height="100%"/>
      <style:text-properties fo:color="#FFFFFF" fo:font-size="10pt" style:font-size-asian="10pt" style:font-size-complex="10pt" fo:background-color="#666666"/>
    </style:style>
    <style:style style:name="TableCell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9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ableRow27" style:family="table-row">
      <style:table-row-properties style:min-row-height="1.1513in" style:use-optimal-row-height="false"/>
    </style:style>
    <style:style style:name="TableCell28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30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2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3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4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5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6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7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38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39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40" style:parent-style-name="Standard" style:list-style-name="LFO8" style:family="paragraph">
      <style:paragraph-properties fo:line-height="100%"/>
      <style:text-properties fo:font-size="10pt" style:font-size-asian="10pt" style:font-size-complex="10pt"/>
    </style:style>
    <style:style style:name="P4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5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>
        <style:tab-stops>
          <style:tab-stop style:type="left" style:position="0.6354in"/>
        </style:tab-stops>
      </style:paragraph-properties>
      <style:text-properties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0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5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57" style:family="table-row">
      <style:table-row-properties style:min-row-height="0.2763in" style:use-optimal-row-height="false"/>
    </style:style>
    <style:style style:name="TableCell58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60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61" style:parent-style-name="Standard" style:list-style-name="LFO9" style:family="paragraph">
      <style:paragraph-properties fo:line-height="100%"/>
      <style:text-properties fo:font-size="10pt" style:font-size-asian="10pt" style:font-size-complex="10pt"/>
    </style:style>
    <style:style style:name="P62" style:parent-style-name="Standard" style:list-style-name="LFO9" style:family="paragraph">
      <style:paragraph-properties fo:line-height="100%"/>
      <style:text-properties fo:font-size="10pt" style:font-size-asian="10pt" style:font-size-complex="10pt"/>
    </style:style>
    <style:style style:name="P63" style:parent-style-name="Standard" style:list-style-name="LFO9" style:family="paragraph">
      <style:paragraph-properties fo:line-height="100%"/>
      <style:text-properties fo:font-size="10pt" style:font-size-asian="10pt" style:font-size-complex="10pt"/>
    </style:style>
    <style:style style:name="P64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<text:span text:style-name="T9">C Hardware Exercises</text:span><text:span text:style-name="T10">: CRAWL</text:span></text:p>
          </table:table-cell>
        </table:table-row>
        <table:table-row table:style-name="TableRow11">
          <table:table-cell table:style-name="TableCell12">
            <text:p text:style-name="P13">Challenge</text:p>
          </table:table-cell>
          <table:table-cell table:style-name="TableCell14">
            <text:p text:style-name="P15">Traffic Light</text:p>
          </table:table-cell>
        </table:table-row>
        <table:table-row table:style-name="TableRow16">
          <table:table-cell table:style-name="TableCell17">
            <text:p text:style-name="P18">Prereqs</text:p>
          </table:table-cell>
          <table:table-cell table:style-name="TableCell19">
            <text:p text:style-name="P20">Push Button Light</text:p>
          </table:table-cell>
        </table:table-row>
        <table:table-row table:style-name="TableRow21">
          <table:table-cell table:style-name="TableCell22">
            <text:p text:style-name="P23">Narrative</text:p>
          </table:table-cell>
          <table:table-cell table:style-name="TableCell24">
            <text:p text:style-name="P25"><text:span text:style-name="T26">Write a traffic light program using a red, yellow, and green light.</text:span></text:p>
          </table:table-cell>
        </table:table-row>
        <table:table-row table:style-name="TableRow27">
          <table:table-cell table:style-name="TableCell28">
            <text:p text:style-name="P29">Instructions</text:p>
          </table:table-cell>
          <table:table-cell table:style-name="TableCell30">
            <text:p text:style-name="P31">1. Your<text:s/>program must simulate a traffic light</text:p>
            <text:list text:style-name="LFO6" text:continue-numbering="true">
              <text:list-item>
                <text:p text:style-name="P32">It must always change from green, to yellow, to red</text:p>
              </text:list-item>
              <text:list-item>
                <text:p text:style-name="P33">A no time should multiple lights be lit</text:p>
              </text:list-item>
              <text:list-item>
                <text:p text:style-name="P34">The lights stay a give color for a distinct period of time (minimum of a couple seconds)</text:p>
              </text:list-item>
              <text:list-item>
                <text:p text:style-name="P35">The light is yellow for the shortest<text:s/>amount of time</text:p>
              </text:list-item>
            </text:list>
            <text:p text:style-name="P36">2. (Optional) Make the duration of the red light and the green light be random<text:s/></text:p>
            <text:list text:style-name="LFO7" text:continue-numbering="true">
              <text:list-item>
                <text:p text:style-name="P37">Do violate the earlier conditions (IE: the green light cannot be shorter than the yellow)</text:p>
              </text:list-item>
              <text:list-item>
                <text:p text:style-name="P38">The time for the yellow light does not change</text:p>
              </text:list-item>
            </text:list>
            <text:p text:style-name="P39">3. (Optional) Add a<text:s/>button to allow “emergency” personnel to change a red light green or green light red.</text:p>
            <text:list text:style-name="LFO8" text:continue-numbering="true">
              <text:list-item>
                <text:p text:style-name="P40">A green light must still turn yellow before red.<text:s/></text:p>
              </text:list-item>
            </text:list>
            <text:p text:style-name="P41"/>
          </table:table-cell>
        </table:table-row>
        <table:table-row table:style-name="TableRow42">
          <table:table-cell table:style-name="TableCell43">
            <text:p text:style-name="P44">Setup</text:p>
          </table:table-cell>
          <table:table-cell table:style-name="TableCell45">
            <text:p text:style-name="P46">Students must have access to an Arduino with a red, yellow, and green light in a row.</text:p>
          </table:table-cell>
        </table:table-row>
        <table:table-row table:style-name="TableRow47">
          <table:table-cell table:style-name="TableCell48">
            <text:p text:style-name="P49">Tags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Flag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Solution</text:p>
          </table:table-cell>
          <table:table-cell table:style-name="TableCell60">
            <text:list text:style-name="LFO9" text:continue-numbering="true">
              <text:list-item>
                <text:p text:style-name="P61">Student’s solution is consistent with the conditions stated</text:p>
              </text:list-item>
              <text:list-item>
                <text:p text:style-name="P62">The light should be continuous.</text:p>
              </text:list-item>
              <text:list-item>
                <text:p text:style-name="P63">See example code.</text:p>
              </text:list-item>
            </text:list>
          </table:table-cell>
        </table:table-row>
      </table:table>
      <text:p text:style-name="P6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rphy, Ries S - Contractor</meta:initial-creator>
    <dc:creator>Fernandes, John C CPT</dc:creator>
    <meta:creation-date>2016-11-04T19:34:00Z</meta:creation-date>
    <dc:date>2016-11-04T20:29:00Z</dc:date>
    <meta:template xlink:href="Normal" xlink:type="simple"/>
    <meta:editing-cycles>7</meta:editing-cycles>
    <meta:editing-duration>PT720S</meta:editing-duration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8" meta:character-count="1058" meta:row-count="7" meta:non-whitespace-character-count="902"/>
  </office:meta>
</office:document-meta>
</file>